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4e7a" officeooo:paragraph-rsid="00044e7a"/>
    </style:style>
    <style:style style:name="P2" style:family="paragraph" style:parent-style-name="Standard">
      <style:text-properties officeooo:rsid="00056982" officeooo:paragraph-rsid="00056982"/>
    </style:style>
    <style:style style:name="P3" style:family="paragraph" style:parent-style-name="Standard">
      <style:text-properties officeooo:rsid="00082471" officeooo:paragraph-rsid="0009cb5a"/>
    </style:style>
    <style:style style:name="P4" style:family="paragraph" style:parent-style-name="Standard">
      <style:text-properties officeooo:rsid="000b8eb1" officeooo:paragraph-rsid="000b8eb1"/>
    </style:style>
    <style:style style:name="P5" style:family="paragraph" style:parent-style-name="Standard">
      <style:text-properties officeooo:rsid="000b8eb1" officeooo:paragraph-rsid="000c10b6"/>
    </style:style>
    <style:style style:name="P6" style:family="paragraph" style:parent-style-name="Standard">
      <style:text-properties officeooo:rsid="000c10b6" officeooo:paragraph-rsid="000c10b6"/>
    </style:style>
    <style:style style:name="P7" style:family="paragraph" style:parent-style-name="Standard">
      <style:text-properties officeooo:rsid="000c10b6" officeooo:paragraph-rsid="000b8eb1" fo:background-color="#ffff00"/>
    </style:style>
    <style:style style:name="T1" style:family="text">
      <style:text-properties officeooo:rsid="00075683"/>
    </style:style>
    <style:style style:name="T2" style:family="text">
      <style:text-properties fo:background-color="#ffff00" loext:char-shading-value="0"/>
    </style:style>
    <style:style style:name="T3" style:family="text">
      <style:text-properties officeooo:rsid="000b8eb1" fo:background-color="#ffff00" loext:char-shading-value="0"/>
    </style:style>
    <style:style style:name="T4" style:family="text">
      <style:text-properties officeooo:rsid="0009cb5a"/>
    </style:style>
    <style:style style:name="T5" style:family="text">
      <style:text-properties officeooo:rsid="000b8eb1"/>
    </style:style>
    <style:style style:name="T6" style:family="text">
      <style:text-properties officeooo:rsid="000ca2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be Mitschülerinnen und Mitschüler!</text:p>
      <text:p text:style-name="P1"/>
      <text:p text:style-name="P2">Tagtäglich benützen wir technische Hilfsmittel, egal ob <text:span text:style-name="T6">s</text:span>ie uns beim entspannen, schaffen oder gar beim Reisen von A nach B helfen. Aber selten denken wir darüber nach von wo diese Technik kommt und welch einen weiten Entwicklungsweg <text:span text:style-name="T6">s</text:span>ie schon hinter sich hat. Diese ausgefuchsten Hilfsmittel, die jedem von uns das Leben weiter machen, haben einmal ganz klein angefangen. Nehmen wir zum Beispiel einen genaueren Blick auf die Transportmittel die für die meisten von uns schon fast selbstverständlich sind. Fast jeder von uns nimmt jeden Tag den Bus um zur Schule zu kommen oder hat sogar den Luxus selbst mit dem Auto zu fahren. Dies alles wäre nicht möglich ohne die Erfindung von Verbrennungsmotoren bzw. Elektromotoren. Ohne diese, zu ihrer Zeit bahnbrechenden, Erfindungen wäre der tägliche Schulweg um einiges schwieriger und wäre sicher nicht so bequem wie er dank den Tüftlern früherer Zeiten ist. Aber es ist nicht nur eine Erfindung die es benötigte um schlussendlich die Möglichkeit das KFZ, so wie wir es heute kennen, <text:span text:style-name="T1">nutzen zu können. Es ist die Verbindung von tausenden Teilen die in der Vergangenheit entwickelt, optimiert und in manchen Fällen auch perfektioniert wurden. Eine der ersten und berühmtesten Verbindung ist das Rad, welches sich jedoch ohne ein Kugellager nicht so lange drehen würde. Diese Kugellager helfen außerdem auch dem Motor, in der Hinsicht, dass das Lager dafür sorgt das weniger Drehmoment benötigt wird und der Motor weniger Sprit benötigt. Die einzelnen Teile unterstützen sich also auch gegenseitig.</text:span></text:p>
      <text:p text:style-name="P2"/>
      <text:p text:style-name="P3"><text:span text:style-name="T5">Aber Wissen wird nicht immer zum rechten Zweck eingesetzt. </text:span><text:span text:style-name="T3">Nein im Gegenteil!</text:span><text:span text:style-name="T5"> </text:span>Es gibt genügend Erfindungen die der Menschheit mehr geschadet haben als ihr letztendlich zu helfen. Diese Erfindungen waren zwar oft genial, gerieten dann aber in die Hände der falschen Personen, <text:s/>diese setzten die neue Technik ein um sie zu ihrem Vorteil zu nutzen und anderen Schaden zuzufügen. Zum Beispiel führte die Entdeckung der Kernspaltung durch Otto Hahn und Fritz Straßmann durch Umwege zum Tot von tausenden unschuldigen <text:span text:style-name="T2">Männern, Frauen und Kindern</text:span>. Das neugewonnene Wissen wurde nämlich genutzt um Atombomben zu bauen, welche dann im Krieg über Städte im feindlichen Gebiet abgeworfen wurden. Was ich euch damit sagen möchte ist, dass neues Wissen auch zum Nachteil anderer eingesetzt werden kann. Dies ist nicht akzeptabel <text:span text:style-name="T4">und</text:span> hilft in größerer Hinsicht niemandem weiter.</text:p>
      <text:p text:style-name="P3"/>
      <text:p text:style-name="P4">Ich persönlich werde immer eine Auge auf die neuen Produkte die auf den Markt kommen werfen und mich fragen ob diese mein Leben bereichern könnten. Ich finde man sollte sich nicht für den schwereren Weg entscheiden, nur weil das früher so gemacht wurde. Wir haben heutzutage viele Möglichkeiten die unsere Vorfahren nicht hatten und wären dumm wenn wird auf diese verzichten würden.</text:p>
      <text:p text:style-name="P4"/>
      <text:p text:style-name="P5">Ich glaube das auch mit einer traditionelleren Lebensweise ein schönes und erfülltes Leben möglich ist. Jedoch gibt es viele neue Erfindungen die den Alltag eines Jeden einfacher und somit auch besser machen können. Man sollte immer offen für Neues sein. Wenn wir alles was wir nicht kennen abstoßen und keine Chance geben werden wir uns nur schwer weiterentwickeln können. <text:span text:style-name="T2">Außerdem warum sollte alles Neue immer schlecht sein?</text:span></text:p>
      <text:p text:style-name="P5"/>
      <text:p text:style-name="P6">Ich möchte mich zum Schluss noch für ihre Aufmerksamkeit bedanken und hoffe das ich ein paar Aussagen getroffen habe bei denen sie mir zusprechen oder die sie zum Denken angestoßen haben.</text:p>
      <text:p text:style-name="P5"><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9:01:24.341000000</meta:creation-date>
    <dc:date>2018-11-07T20:59:35.294000000</dc:date>
    <meta:editing-duration>PT9M29S</meta:editing-duration>
    <meta:editing-cycles>3</meta:editing-cycles>
    <meta:generator>LibreOffice/4.4.7.2$Windows_x86 LibreOffice_project/f3153a8b245191196a4b6b9abd1d0da16eead600</meta:generator>
    <meta:document-statistic meta:table-count="0" meta:image-count="0" meta:object-count="0" meta:page-count="1" meta:paragraph-count="7" meta:word-count="538" meta:character-count="3441" meta:non-whitespace-character-count="2907"/>
  </office:meta>
</office:document-meta>
</file>